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75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1.4937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0.9898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0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15" style:family="table-cell" style:parent-style-name="Default" style:data-style-name="N1">
      <style:table-cell-properties fo:background-color="#00a933" style:text-align-source="fix" style:repeat-content="false" fo:border="0.06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fff00" fo:border="0.06pt solid #000000"/>
    </style:style>
    <style:style style:name="ce23" style:family="table-cell" style:parent-style-name="Default">
      <style:table-cell-properties fo:background-color="#ffbf00" fo:border="0.06pt solid #000000"/>
    </style:style>
    <style:style style:name="ce25" style:family="table-cell" style:parent-style-name="Default">
      <style:table-cell-properties fo:background-color="#00a933"/>
    </style:style>
    <style:style style:name="ce24" style:family="table-cell" style:parent-style-name="Default">
      <style:table-cell-properties fo:border="0.06pt solid #000000"/>
    </style:style>
  </office:automatic-styles>
  <office:body>
    <office:spreadsheet>
      <table:table table:name="Calificacion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10"/>
        <table:table-column table:style-name="co5" table:visibility="collapse" table:default-cell-style-name="ce10"/>
        <table:table-column table:style-name="co4" table:default-cell-style-name="ce3"/>
        <table:table-column table:style-name="co7" table:default-cell-style-name="ce10"/>
        <table:table-column table:style-name="co6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Questionnaire 1 10%</text:p>
          </table:table-cell>
          <table:table-cell table:style-name="ce7" office:value-type="string" calcext:value-type="string">
            <text:p>Midterm Exam Three Party Coalition Exercise Round 1 20%</text:p>
          </table:table-cell>
          <table:table-cell table:style-name="ce7" office:value-type="string" calcext:value-type="string">
            <text:p>Primer Corte 30%</text:p>
          </table:table-cell>
          <table:table-cell table:style-name="ce1" office:value-type="string" calcext:value-type="string">
            <text:p>Cumulative grade 30%</text:p>
          </table:table-cell>
          <table:table-cell table:style-name="ce2" office:value-type="string" calcext:value-type="string">
            <text:p>Questionnaire 2 10%</text:p>
          </table:table-cell>
          <table:table-cell table:style-name="ce9" office:value-type="string" calcext:value-type="string">
            <text:p>Cumulative grade 4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HONATTAN YESID</text:p>
          </table:table-cell>
          <table:table-cell office:value-type="string" calcext:value-type="string">
            <text:p>ALARCON SILVA</text:p>
          </table:table-cell>
          <table:table-cell office:value-type="string" calcext:value-type="string">
            <text:p>u220465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[.F2]*0.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F2]*0.3 + [.H2]*0.1"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ISTIAN SAUL</text:p>
          </table:table-cell>
          <table:table-cell office:value-type="string" calcext:value-type="string">
            <text:p>ALBARRACIN ROMERO</text:p>
          </table:table-cell>
          <table:table-cell office:value-type="string" calcext:value-type="string">
            <text:p>u220465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formula="of:=[.F3]*0.3" office:value-type="float" office:value="12.6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formula="of:=[.F3]*0.3 + [.H3]*0.1" office:value-type="float" office:value="15.6" calcext:value-type="float">
            <text:p>16</text:p>
          </table:table-cell>
          <table:table-cell table:style-name="ce22"/>
          <table:table-cell table:style-name="ce24" office:value-type="string" calcext:value-type="string">
            <text:p>Not enrolled</text:p>
          </table:table-cell>
        </table:table-row>
        <table:table-row table:style-name="ro2">
          <table:table-cell office:value-type="string" calcext:value-type="string">
            <text:p>LORENA</text:p>
          </table:table-cell>
          <table:table-cell office:value-type="string" calcext:value-type="string">
            <text:p>CALDERON RIVERA</text:p>
          </table:table-cell>
          <table:table-cell office:value-type="string" calcext:value-type="string">
            <text:p>d010627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formula="of:=[.F4]*0.3" office:value-type="float" office:value="11.4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formula="of:=[.F4]*0.3 + [.H4]*0.1" office:value-type="float" office:value="15.4" calcext:value-type="float">
            <text:p>15</text:p>
          </table:table-cell>
          <table:table-cell table:style-name="ce23"/>
          <table:table-cell table:style-name="ce24" office:value-type="string" calcext:value-type="string">
            <text:p>Not presented</text:p>
          </table:table-cell>
        </table:table-row>
        <table:table-row table:style-name="ro2">
          <table:table-cell office:value-type="string" calcext:value-type="string">
            <text:p>NEIDY ALEJANDRA</text:p>
          </table:table-cell>
          <table:table-cell office:value-type="string" calcext:value-type="string">
            <text:p>CANCELADO CADENA</text:p>
          </table:table-cell>
          <table:table-cell office:value-type="string" calcext:value-type="string">
            <text:p>u2204534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table:formula="of:=[.F5]*0.3" office:value-type="float" office:value="9.9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F5]*0.3 + [.H5]*0.1" office:value-type="float" office:value="11.4" calcext:value-type="float">
            <text:p>11</text:p>
          </table:table-cell>
          <table:table-cell table:style-name="ce25"/>
          <table:table-cell office:value-type="string" calcext:value-type="string">
            <text:p>Problems in platform moodle the grade will be equal to Midterm Exam Three Party Coalition Exercise Round 2</text:p>
          </table:table-cell>
        </table:table-row>
        <table:table-row table:style-name="ro2">
          <table:table-cell office:value-type="string" calcext:value-type="string">
            <text:p>VALERIA</text:p>
          </table:table-cell>
          <table:table-cell office:value-type="string" calcext:value-type="string">
            <text:p>CARDONA NINO</text:p>
          </table:table-cell>
          <table:table-cell office:value-type="string" calcext:value-type="string">
            <text:p>d0106366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F6]*0.3" office:value-type="float" office:value="10.5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formula="of:=[.F6]*0.3 + [.H6]*0.1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ISTIAN DAVID</text:p>
          </table:table-cell>
          <table:table-cell office:value-type="string" calcext:value-type="string">
            <text:p>CASTRO SANCHEZ</text:p>
          </table:table-cell>
          <table:table-cell office:value-type="string" calcext:value-type="string">
            <text:p>d010533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formula="of:=[.F7]*0.3" office:value-type="float" office:value="8.1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[.F7]*0.3 + [.H7]*0.1" office:value-type="float" office:value="11.6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NNIFER</text:p>
          </table:table-cell>
          <table:table-cell office:value-type="string" calcext:value-type="string">
            <text:p>CHAVEZ MORENO</text:p>
          </table:table-cell>
          <table:table-cell office:value-type="string" calcext:value-type="string">
            <text:p>d010614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formula="of:=[.F8]*0.3" office:value-type="float" office:value="11.4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formula="of:=[.F8]*0.3 + [.H8]*0.1" office:value-type="float" office:value="14.9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STOR</text:p>
          </table:table-cell>
          <table:table-cell office:value-type="string" calcext:value-type="string">
            <text:p>CHITIVA RICO</text:p>
          </table:table-cell>
          <table:table-cell office:value-type="string" calcext:value-type="string">
            <text:p>u2204183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[.F9]*0.3" office:value-type="float" office:value="9.6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F9]*0.3 + [.H9]*0.1" office:value-type="float" office:value="14.1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A PAULA</text:p>
          </table:table-cell>
          <table:table-cell office:value-type="string" calcext:value-type="string">
            <text:p>CIFUENTES ROJAS</text:p>
          </table:table-cell>
          <table:table-cell office:value-type="string" calcext:value-type="string">
            <text:p>d010589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[.F10]*0.3" office:value-type="float" office:value="11.4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formula="of:=[.F10]*0.3 + [.H10]*0.1" office:value-type="float" office:value="16.4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NESSA</text:p>
          </table:table-cell>
          <table:table-cell office:value-type="string" calcext:value-type="string">
            <text:p>CIFUENTES SOTELO</text:p>
          </table:table-cell>
          <table:table-cell office:value-type="string" calcext:value-type="string">
            <text:p>u220463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[.F11]*0.3" office:value-type="float" office:value="13.5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F11]*0.3 + [.H11]*0.1" office:value-type="float" office:value="17.5" calcext:value-type="float">
            <text:p>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O ESTID</text:p>
          </table:table-cell>
          <table:table-cell office:value-type="string" calcext:value-type="string">
            <text:p>CRISTANCHO PEREZ</text:p>
          </table:table-cell>
          <table:table-cell office:value-type="string" calcext:value-type="string">
            <text:p>u220468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formula="of:=[.F12]*0.3" office:value-type="float" office:value="12.6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formula="of:=[.F12]*0.3 + [.H12]*0.1" office:value-type="float" office:value="16.6" calcext:value-type="float">
            <text:p>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ERSON DAVID</text:p>
          </table:table-cell>
          <table:table-cell office:value-type="string" calcext:value-type="string">
            <text:p>CRUZ HERNANDEZ</text:p>
          </table:table-cell>
          <table:table-cell office:value-type="string" calcext:value-type="string">
            <text:p>u220468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formula="of:=[.F13]*0.3" office:value-type="float" office:value="14.1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F13]*0.3 + [.H13]*0.1" office:value-type="float" office:value="18.1" calcext:value-type="float">
            <text:p>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ICK HUMBERTO</text:p>
          </table:table-cell>
          <table:table-cell office:value-type="string" calcext:value-type="string">
            <text:p>DEL RIO RODRIGUEZ</text:p>
          </table:table-cell>
          <table:table-cell office:value-type="string" calcext:value-type="string">
            <text:p>d0103033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formula="of:=[.F14]*0.3" office:value-type="float" office:value="14.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F14]*0.3 + [.H14]*0.1" office:value-type="float" office:value="18.4" calcext:value-type="float">
            <text:p>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UDIA PATRICIA</text:p>
          </table:table-cell>
          <table:table-cell office:value-type="string" calcext:value-type="string">
            <text:p>FONSECA PUENTES</text:p>
          </table:table-cell>
          <table:table-cell office:value-type="string" calcext:value-type="string">
            <text:p>d010628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formula="of:=[.F15]*0.3" office:value-type="float" office:value="11.4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formula="of:=[.F15]*0.3 + [.H15]*0.1" office:value-type="float" office:value="15.4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IKA</text:p>
          </table:table-cell>
          <table:table-cell office:value-type="string" calcext:value-type="string">
            <text:p>GONZALEZ CONTRERAS</text:p>
          </table:table-cell>
          <table:table-cell office:value-type="string" calcext:value-type="string">
            <text:p>d010443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formula="of:=[.F16]*0.3" office:value-type="float" office:value="14.1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formula="of:=[.F16]*0.3 + [.H16]*0.1" office:value-type="float" office:value="17.6" calcext:value-type="float">
            <text:p>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ALDINE</text:p>
          </table:table-cell>
          <table:table-cell office:value-type="string" calcext:value-type="string">
            <text:p>GRANADOS PATIO</text:p>
          </table:table-cell>
          <table:table-cell office:value-type="string" calcext:value-type="string">
            <text:p>u2204549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[.F17]*0.3" office:value-type="float" office:value="13.5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formula="of:=[.F17]*0.3 + [.H17]*0.1" office:value-type="float" office:value="16.5" calcext:value-type="float">
            <text:p>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YELA CONSTANZA</text:p>
          </table:table-cell>
          <table:table-cell office:value-type="string" calcext:value-type="string">
            <text:p>HERNANDEZ BARON</text:p>
          </table:table-cell>
          <table:table-cell office:value-type="string" calcext:value-type="string">
            <text:p>u2204551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ANA PATRICIA</text:p>
          </table:table-cell>
          <table:table-cell office:value-type="string" calcext:value-type="string">
            <text:p>LOPEZ ALVAREZ</text:p>
          </table:table-cell>
          <table:table-cell office:value-type="string" calcext:value-type="string">
            <text:p>d010620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[.F19]*0.3" office:value-type="float" office:value="11.4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formula="of:=[.F19]*0.3 + [.H19]*0.1" office:value-type="float" office:value="15.4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IANA CECILIA</text:p>
          </table:table-cell>
          <table:table-cell office:value-type="string" calcext:value-type="string">
            <text:p>LOPEZ SUAREZ</text:p>
          </table:table-cell>
          <table:table-cell office:value-type="string" calcext:value-type="string">
            <text:p>d010593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table:formula="of:=[.F20]*0.3" office:value-type="float" office:value="9.9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F20]*0.3 + [.H20]*0.1" office:value-type="float" office:value="13.9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RES FELIPE</text:p>
          </table:table-cell>
          <table:table-cell office:value-type="string" calcext:value-type="string">
            <text:p>MILLAN CESPEDES</text:p>
          </table:table-cell>
          <table:table-cell office:value-type="string" calcext:value-type="string">
            <text:p>d0105811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F21]*0.3" office:value-type="float" office:value="10.5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formula="of:=[.F21]*0.3 + [.H21]*0.1" office:value-type="float" office:value="14.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GAR ALFREDO</text:p>
          </table:table-cell>
          <table:table-cell office:value-type="string" calcext:value-type="string">
            <text:p>MONJE RODRIGUEZ</text:p>
          </table:table-cell>
          <table:table-cell office:value-type="string" calcext:value-type="string">
            <text:p>d0106008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formula="of:=[.F22]*0.3" office:value-type="float" office:value="12.9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F22]*0.3 + [.H22]*0.1" office:value-type="float" office:value="17.4" calcext:value-type="float">
            <text:p>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URA CAMILA</text:p>
          </table:table-cell>
          <table:table-cell office:value-type="string" calcext:value-type="string">
            <text:p>MONTENEGRO SEPULVEDA</text:p>
          </table:table-cell>
          <table:table-cell office:value-type="string" calcext:value-type="string">
            <text:p>u220456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formula="of:=[.F23]*0.3" office:value-type="float" office:value="11.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formula="of:=[.F23]*0.3 + [.H23]*0.1" office:value-type="float" office:value="16.1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THALY</text:p>
          </table:table-cell>
          <table:table-cell office:value-type="string" calcext:value-type="string">
            <text:p>MORENO ACOSTA</text:p>
          </table:table-cell>
          <table:table-cell office:value-type="string" calcext:value-type="string">
            <text:p>d0105239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[.F24]*0.3" office:value-type="float" office:value="9" calcext:value-type="float">
            <text:p>9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PABLO</text:p>
          </table:table-cell>
          <table:table-cell office:value-type="string" calcext:value-type="string">
            <text:p>MORENO MAHECHA</text:p>
          </table:table-cell>
          <table:table-cell office:value-type="string" calcext:value-type="string">
            <text:p>d010570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formula="of:=[.F25]*0.3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formula="of:=[.F25]*0.3 + [.H25]*0.1" office:value-type="float" office:value="16.5" calcext:value-type="float">
            <text:p>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. MARIANA</text:p>
          </table:table-cell>
          <table:table-cell office:value-type="string" calcext:value-type="string">
            <text:p>ORTIZ LAVACUDE</text:p>
          </table:table-cell>
          <table:table-cell office:value-type="string" calcext:value-type="string">
            <text:p>d0106391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[.F26]*0.3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formula="of:=[.F26]*0.3 + [.H26]*0.1" office:value-type="float" office:value="15.5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IDY MARCELA</text:p>
          </table:table-cell>
          <table:table-cell office:value-type="string" calcext:value-type="string">
            <text:p>PARRA OLARTE</text:p>
          </table:table-cell>
          <table:table-cell office:value-type="string" calcext:value-type="string">
            <text:p>d0106199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[.F27]*0.3" office:value-type="float" office:value="9.6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F27]*0.3 + [.H27]*0.1" office:value-type="float" office:value="11.6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NDY</text:p>
          </table:table-cell>
          <table:table-cell office:value-type="string" calcext:value-type="string">
            <text:p>PULIDO TOVAR</text:p>
          </table:table-cell>
          <table:table-cell office:value-type="string" calcext:value-type="string">
            <text:p>d0106392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formula="of:=[.F28]*0.3" office:value-type="float" office:value="9.9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F28]*0.3 + [.H28]*0.1" office:value-type="float" office:value="11.9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LOS JAVIER</text:p>
          </table:table-cell>
          <table:table-cell office:value-type="string" calcext:value-type="string">
            <text:p>QUINCHARA FORERO</text:p>
          </table:table-cell>
          <table:table-cell office:value-type="string" calcext:value-type="string">
            <text:p>d010538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formula="of:=[.F29]*0.3" office:value-type="float" office:value="9.9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[.F29]*0.3 + [.H29]*0.1" office:value-type="float" office:value="14.9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GIE NATALIA</text:p>
          </table:table-cell>
          <table:table-cell office:value-type="string" calcext:value-type="string">
            <text:p>RAMIREZ GARCIA</text:p>
          </table:table-cell>
          <table:table-cell office:value-type="string" calcext:value-type="string">
            <text:p>u220457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formula="of:=[.F30]*0.3" office:value-type="float" office:value="11.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formula="of:=[.F30]*0.3 + [.H30]*0.1" office:value-type="float" office:value="15.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HOAN FERNEY</text:p>
          </table:table-cell>
          <table:table-cell office:value-type="string" calcext:value-type="string">
            <text:p>RAMOS SUSUNAGA</text:p>
          </table:table-cell>
          <table:table-cell office:value-type="string" calcext:value-type="string">
            <text:p>d0105938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AN CARLOS</text:p>
          </table:table-cell>
          <table:table-cell office:value-type="string" calcext:value-type="string">
            <text:p>REINA FONSECA</text:p>
          </table:table-cell>
          <table:table-cell office:value-type="string" calcext:value-type="string">
            <text:p>d0105166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F32]*0.3" office:value-type="float" office:value="10.5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formula="of:=[.F32]*0.3 + [.H32]*0.1" office:value-type="float" office:value="14.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EISSON</text:p>
          </table:table-cell>
          <table:table-cell office:value-type="string" calcext:value-type="string">
            <text:p>RIVERA SALINAS</text:p>
          </table:table-cell>
          <table:table-cell office:value-type="string" calcext:value-type="string">
            <text:p>u220365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formula="of:=[.F33]*0.3" office:value-type="float" office:value="11.4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formula="of:=[.F33]*0.3 + [.H33]*0.1" office:value-type="float" office:value="15.4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GIE JULIET</text:p>
          </table:table-cell>
          <table:table-cell office:value-type="string" calcext:value-type="string">
            <text:p>RODRIGUEZ LINARES</text:p>
          </table:table-cell>
          <table:table-cell office:value-type="string" calcext:value-type="string">
            <text:p>d010605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formula="of:=[.F34]*0.3" office:value-type="float" office:value="9.9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formula="of:=[.F34]*0.3 + [.H34]*0.1" office:value-type="float" office:value="13.4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RENA</text:p>
          </table:table-cell>
          <table:table-cell office:value-type="string" calcext:value-type="string">
            <text:p>RODRIGUEZ LOPEZ</text:p>
          </table:table-cell>
          <table:table-cell office:value-type="string" calcext:value-type="string">
            <text:p>d01062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formula="of:=[.F35]*0.3" office:value-type="float" office:value="14.1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formula="of:=[.F35]*0.3 + [.H35]*0.1" office:value-type="float" office:value="19.1" calcext:value-type="float">
            <text:p>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NNY</text:p>
          </table:table-cell>
          <table:table-cell office:value-type="string" calcext:value-type="string">
            <text:p>SANCHEZ GARCIA</text:p>
          </table:table-cell>
          <table:table-cell office:value-type="string" calcext:value-type="string">
            <text:p>d0105836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formula="of:=[.F36]*0.3" office:value-type="float" office:value="8.1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formula="of:=[.F36]*0.3 + [.H36]*0.1" office:value-type="float" office:value="12.6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A PAULA</text:p>
          </table:table-cell>
          <table:table-cell office:value-type="string" calcext:value-type="string">
            <text:p>SANCHEZ RIVERA</text:p>
          </table:table-cell>
          <table:table-cell office:value-type="string" calcext:value-type="string">
            <text:p>d010589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[.F37]*0.3" office:value-type="float" office:value="10.5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formula="of:=[.F37]*0.3 + [.H37]*0.1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GRID BIBIANA</text:p>
          </table:table-cell>
          <table:table-cell office:value-type="string" calcext:value-type="string">
            <text:p>SUAREZ FORERO</text:p>
          </table:table-cell>
          <table:table-cell office:value-type="string" calcext:value-type="string">
            <text:p>d010289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formula="of:=[.F38]*0.3" office:value-type="float" office:value="12.6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F38]*0.3 + [.H38]*0.1" office:value-type="float" office:value="17.1" calcext:value-type="float">
            <text:p>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URA CATALINA</text:p>
          </table:table-cell>
          <table:table-cell office:value-type="string" calcext:value-type="string">
            <text:p>SUAREZ OSPINA</text:p>
          </table:table-cell>
          <table:table-cell office:value-type="string" calcext:value-type="string">
            <text:p>u2204586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[.F39]*0.3" office:value-type="float" office:value="13.5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F39]*0.3 + [.H39]*0.1" office:value-type="float" office:value="17.5" calcext:value-type="float">
            <text:p>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OLA ANDREA</text:p>
          </table:table-cell>
          <table:table-cell office:value-type="string" calcext:value-type="string">
            <text:p>TORRES SEPULVEDA</text:p>
          </table:table-cell>
          <table:table-cell office:value-type="string" calcext:value-type="string">
            <text:p>d0105934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formula="of:=[.F40]*0.3" office:value-type="float" office:value="12.9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formula="of:=[.F40]*0.3 + [.H40]*0.1" office:value-type="float" office:value="16.4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HAN CAMILO</text:p>
          </table:table-cell>
          <table:table-cell office:value-type="string" calcext:value-type="string">
            <text:p>VARGAS SANCHEZ</text:p>
          </table:table-cell>
          <table:table-cell office:value-type="string" calcext:value-type="string">
            <text:p>u22042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[.F41]*0.3" office:value-type="float" office:value="9.6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F41]*0.3 + [.H41]*0.1" office:value-type="float" office:value="13.6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ILMER FELIPE</text:p>
          </table:table-cell>
          <table:table-cell office:value-type="string" calcext:value-type="string">
            <text:p>VEGA ANAYA</text:p>
          </table:table-cell>
          <table:table-cell office:value-type="string" calcext:value-type="string">
            <text:p>u2204766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[.F42]*0.3" office:value-type="float" office:value="9.6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F42]*0.3 + [.H42]*0.1" office:value-type="float" office:value="13.6" calcext:value-type="float">
            <text:p>14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Calificaciones.A1:Calificaciones.F4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4" loext:min-decimal-places="14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1" loext:min-decimal-places="11" number:min-integer-digits="1"/>
    </number:number-style>
    <number:number-style style:name="N133">
      <number:number number:decimal-places="10" loext:min-decimal-places="10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10-27">00/00/0000</text:date>, <text:time style:data-style-name="N2" text:time-value="07:39:47.050275372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LUIS FRANCISCO GOMEZ LOPEZ</meta:initial-creator>
    <meta:creation-date>2020-10-04T22:02:06</meta:creation-date>
    <dc:date>2020-10-27T08:36:07.762924783</dc:date>
    <meta:editing-duration>PT1H46M32S</meta:editing-duration>
    <meta:editing-cycles>9</meta:editing-cycles>
    <meta:document-statistic meta:table-count="1" meta:cell-count="381" meta:object-count="0"/>
  </office:meta>
</office:document-meta>
</file>